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90000010D73FE6947B3089497.png" manifest:media-type="image/png"/>
  <manifest:file-entry manifest:full-path="Pictures/20000002000001F2000000C9354C7980DC53AFE3.eps" manifest:media-type="image/x-eps"/>
  <manifest:file-entry manifest:full-path="Pictures/10000001000002990000010D25C3B9C3E5B00D20.png" manifest:media-type="image/png"/>
  <manifest:file-entry manifest:full-path="Pictures/20000002000001F2000000C916444D9B57C756A4.eps" manifest:media-type="image/x-eps"/>
  <manifest:file-entry manifest:full-path="Pictures/10000001000002990000010DD7DA20D491721558.png" manifest:media-type="image/png"/>
  <manifest:file-entry manifest:full-path="Pictures/20000002000001F2000000C97EA197488659251D.eps" manifest:media-type="image/x-eps"/>
  <manifest:file-entry manifest:full-path="Pictures/10000001000002990000010DD605C33E013E6B8E.png" manifest:media-type="image/png"/>
  <manifest:file-entry manifest:full-path="Pictures/20000002000001F2000000C9B73FA1D5D7310D88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GLGY</text:p>
          </draw:text-box>
        </draw:frame>
        <draw:frame draw:style-name="gr1" draw:text-style-name="P1" draw:layer="layout" svg:width="17.567cm" svg:height="7.09cm" svg:x="4.615cm" svg:y="3.633cm">
          <draw:image xlink:href="Pictures/20000002000001F2000000C9B73FA1D5D7310D88.eps" xlink:type="simple" xlink:show="embed" xlink:actuate="onLoad" draw:mime-type="image/x-svm">
            <text:p/>
          </draw:image>
          <draw:image xlink:href="Pictures/10000001000002990000010DD605C33E013E6B8E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LGY</text:p>
          </draw:text-box>
        </draw:frame>
        <draw:frame draw:style-name="gr1" draw:text-style-name="P1" draw:layer="layout" svg:width="17.567cm" svg:height="7.09cm" svg:x="4.524cm" svg:y="4.497cm">
          <draw:image xlink:href="Pictures/20000002000001F2000000C97EA197488659251D.eps" xlink:type="simple" xlink:show="embed" xlink:actuate="onLoad" draw:mime-type="image/x-svm">
            <text:p/>
          </draw:image>
          <draw:image xlink:href="Pictures/10000001000002990000010DD7DA20D491721558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SGY</text:p>
          </draw:text-box>
        </draw:frame>
        <draw:frame draw:style-name="gr1" draw:text-style-name="P1" draw:layer="layout" svg:width="17.567cm" svg:height="7.09cm" svg:x="4.746cm" svg:y="4.589cm">
          <draw:image xlink:href="Pictures/20000002000001F2000000C916444D9B57C756A4.eps" xlink:type="simple" xlink:show="embed" xlink:actuate="onLoad" draw:mime-type="image/x-svm">
            <text:p/>
          </draw:image>
          <draw:image xlink:href="Pictures/10000001000002990000010D25C3B9C3E5B00D20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SGSY</text:p>
          </draw:text-box>
        </draw:frame>
        <draw:frame draw:style-name="gr1" draw:text-style-name="P1" draw:layer="layout" svg:width="17.567cm" svg:height="7.09cm" svg:x="5.021cm" svg:y="4.458cm">
          <draw:image xlink:href="Pictures/20000002000001F2000000C9354C7980DC53AFE3.eps" xlink:type="simple" xlink:show="embed" xlink:actuate="onLoad" draw:mime-type="image/x-svm">
            <text:p/>
          </draw:image>
          <draw:image xlink:href="Pictures/10000001000002990000010D73FE6947B3089497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20:28:56.763352802</meta:creation-date>
    <dc:date>2023-01-03T20:30:13.716003982</dc:date>
    <meta:editing-duration>PT1M17S</meta:editing-duration>
    <meta:editing-cycles>1</meta:editing-cycles>
    <meta:document-statistic meta:object-count="37"/>
    <meta:generator>LibreOffice/7.3.7.2$Linux_X86_64 LibreOffice_project/30$Build-2</meta:generator>
  </office:meta>
</office:document-meta>
</file>